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 fo:font-size="14pt" style:font-name-asian="文泉驛微米黑" style:font-size-asian="14pt" style:font-size-complex="14pt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4" style:family="paragraph" style:parent-style-name="Standard" style:list-style-name="L4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5" style:family="paragraph" style:parent-style-name="Standard" style:list-style-name="L6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text-properties fo:color="#000000" style:font-name="Monospace" fo:font-size="10.5pt" style:font-name-asian="Monospace" style:font-size-asian="10.5pt" style:font-name-complex="Monospace" style:font-size-complex="10.5pt"/>
    </style:style>
    <style:style style:name="P7" style:family="paragraph" style:parent-style-name="Standard" style:list-style-name="L6">
      <style:text-properties fo:color="#000000" style:font-name="Monospace" fo:font-size="10.5pt" style:font-name-asian="Monospace" style:font-size-asian="10.5pt" style:font-name-complex="Monospace" style:font-size-complex="10.5pt"/>
    </style:style>
    <style:style style:name="P8" style:family="paragraph" style:parent-style-name="Standard">
      <style:text-properties style:font-name="文泉驛微米黑" fo:font-size="14pt" style:font-name-asian="文泉驛微米黑" style:font-size-asian="14pt" style:font-size-complex="14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 style:list-style-name="L6">
      <style:text-properties fo:font-size="10.5pt" style:font-size-asian="10.5pt" style:font-size-complex="10.5pt"/>
    </style:style>
    <style:style style:name="P11" style:family="paragraph" style:parent-style-name="Table_20_Contents">
      <style:text-properties style:font-name="Monospace" fo:font-size="12pt" style:font-name-asian="Monospace" style:font-size-asian="12pt" style:font-name-complex="Monospace" style:font-size-complex="12pt"/>
    </style:style>
    <style:style style:name="P12" style:family="paragraph" style:parent-style-name="Table_20_Contents">
      <style:paragraph-properties fo:background-color="#00b8ff">
        <style:background-image/>
      </style:paragraph-properties>
      <style:text-properties style:font-name="Monospace" fo:font-size="12pt" style:font-name-asian="Monospace" style:font-size-asian="12pt" style:font-name-complex="Monospace" style:font-size-complex="12pt"/>
    </style:style>
    <style:style style:name="P13" style:family="paragraph" style:parent-style-name="Table_20_Contents">
      <style:paragraph-properties fo:background-color="#00cccc">
        <style:background-image/>
      </style:paragraph-properties>
      <style:text-properties style:font-name="Monospace" fo:font-size="12pt" style:font-name-asian="Monospace" style:font-size-asian="12pt" style:font-name-complex="Monospace" style:font-size-complex="12pt"/>
    </style:style>
    <style:style style:name="P14" style:family="paragraph" style:parent-style-name="Preformatted_20_Text">
      <style:paragraph-properties fo:margin-top="0cm" fo:margin-bottom="0.499cm"/>
    </style:style>
    <style:style style:name="T1" style:family="text">
      <style:text-properties fo:color="#000000" style:font-name="Monospace" style:font-name-asian="Monospace" style:font-name-complex="Monospace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ff3333" fo:font-size="10.5pt" fo:background-color="transparent" style:font-size-asian="10.5pt" style:font-size-complex="10.5pt"/>
    </style:style>
    <style:style style:name="T4" style:family="text">
      <style:text-properties fo:color="#ff3333"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学习疯狂Android 讲义3--</text:p>
      <text:p text:style-name="Standard"/>
      <text:p text:style-name="P1">Android 应用的基本布局</text:p>
      <text:p text:style-name="P1"/>
      <text:p text:style-name="P9"/>
      <text:list xml:id="list1408902907" text:style-name="L4">
        <text:list-item>
          <text:p text:style-name="P4">LinearLayout（排排坐，一个接一个）</text:p>
        </text:list-item>
      </text:list>
      <text:list xml:id="list1562547319" text:style-name="L6">
        <text:list-item>
          <text:p text:style-name="P5">线性布局不会换行，如果前面的元素太大，后面的元素就出不来</text:p>
        </text:list-item>
        <text:list-item>
          <text:p text:style-name="P5"><text:span text:style-name="T2">gravity (是布局</text:span><text:span text:style-name="T3">内</text:span><text:span text:style-name="T4">组件</text:span><text:span text:style-name="T2">的对齐方式)，多个属性用竖线隔开</text:span></text:p>
        </text:list-item>
        <text:list-item>
          <text:p text:style-name="P7">orientation　</text:p>
        </text:list-item>
        <text:list-item>
          <text:p text:style-name="P10"><text:span text:style-name="T1">layout_weight 默认为0，设置了weight的子元素允许填充剩余空间，多个子元素设置了则按权重比例分配，如1:1:2，不设置的不会放大。</text:span></text:p>
        </text:list-item>
      </text:list>
      <text:p text:style-name="P3"><text:tab/><text:tab/></text:p>
      <text:p text:style-name="P3"/>
      <text:list xml:id="list988341142" text:continue-list="list1408902907" text:style-name="L4">
        <text:list-item>
          <text:p text:style-name="P4">TableLayout</text:p>
        </text:list-item>
      </text:list>
      <text:p text:style-name="P3"><text:tab/><text:tab/>表格布局如名采用行、列的形式来管理UI组件，通过TableRow和其它组件来控制行，TableRow里面的组件来控制列数，注意以下参数：</text:p>
      <text:p text:style-name="P3"><text:span text:style-name="T2"><text:tab/><text:tab/>Stretchable：可拉伸以填充剩余空白，很多时候注明这个显示就不容易分散对齐</text:span></text:p>
      <text:p text:style-name="P6"><text:tab/><text:tab/>Shrinkable：可收缩－－</text:p>
      <text:p text:style-name="P6"><text:tab/><text:tab/>Collapsed：被隐藏</text:p>
      <text:p text:style-name="P3"/>
      <text:p text:style-name="P3"/>
      <text:p text:style-name="P3"/>
      <text:list xml:id="list1293060949" text:continue-numbering="true" text:style-name="L4">
        <text:list-item>
          <text:p text:style-name="P4">FrameLayout（组件被叠加）</text:p>
        </text:list-item>
      </text:list>
      <text:p text:style-name="P3"><text:tab/><text:tab/>实例：霓虹灯效果（分两步，一步先按顺序设置了TextView颜色，第二步再将没设置的按顺序上色）</text:p>
      <text:p text:style-name="P3"/>
      <text:p text:style-name="P3"/>
      <text:list xml:id="list716309273" text:continue-numbering="true" text:style-name="L4">
        <text:list-item>
          <text:p text:style-name="P4">RelativeLayout（相对父容器，兄弟组件位置）</text:p>
        </text:list-item>
      </text:list>
      <text:p text:style-name="P3"><text:tab/>relativeLayout属于明星布局，可以使布局更简洁有层次。如果你发觉你用了很多的LinearLayout才可以完成布局，可以尝试用relativeLayout优化下。一般我们设置位置都要在父容器中，但是在相对布局中却可以直接在子组件里设置，因为它有相对父容器的设置，上下左右，同高同底。</text:p>
      <text:p text:style-name="P3"/>
      <text:p text:style-name="P3"/>
      <text:list xml:id="list988334386" text:continue-numbering="true" text:style-name="L4">
        <text:list-item>
          <text:p text:style-name="P4">Absolutelayout（少用，我无视了＝＝）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</meta:initial-creator>
    <meta:creation-date>2012-11-12T22:04:26</meta:creation-date>
    <dc:date>2012-11-15T00:06:31</dc:date>
    <dc:creator>roger </dc:creator>
    <meta:editing-duration>PT15H30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18" meta:word-count="73" meta:character-count="537" meta:non-whitespace-character-count="672"/>
  </office:meta>
</office:document-meta>
</file>